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20.717cm" fo:margin-left="-1.471cm" style:page-number="auto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9.79cm"/>
    </style:style>
    <style:style style:name="Table1.C" style:family="table-column">
      <style:table-column-properties style:column-width="9.816cm"/>
    </style:style>
    <style:style style:name="Table1.1" style:family="table-row">
      <style:table-row-properties style:min-row-height="0.556cm"/>
    </style:style>
    <style:style style:name="Table1.A1" style:family="table-cell">
      <style:table-cell-properties fo:padding="0.097cm" fo:border-left="none" fo:border-right="none" fo:border-top="0.5pt solid #000000" fo:border-bottom="0.5pt solid #000000"/>
    </style:style>
    <style:style style:name="Table1.A2" style:family="table-cell">
      <style:table-cell-properties fo:padding="0.097cm" fo:border-left="none" fo:border-right="none" fo:border-top="none" fo:border-bottom="0.5pt solid #000000"/>
    </style:style>
    <style:style style:name="Table1.12" style:family="table-row">
      <style:table-row-properties style:min-row-height="0.707cm"/>
    </style:style>
    <style:style style:name="Table1.14" style:family="table-row">
      <style:table-row-properties style:min-row-height="1.228cm"/>
    </style:style>
    <style:style style:name="Table2" style:family="table" style:master-page-name="">
      <style:table-properties style:width="20.717cm" fo:margin-left="-1.471cm" style:page-number="auto" table:align="left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9.578cm"/>
    </style:style>
    <style:style style:name="Table2.C" style:family="table-column">
      <style:table-column-properties style:column-width="10.028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Table2.12" style:family="table-row">
      <style:table-row-properties style:min-row-height="0.707cm"/>
    </style:style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officeooo:rsid="0016d1a3" officeooo:paragraph-rsid="0016d1a3"/>
    </style:style>
    <style:style style:name="P4" style:family="paragraph" style:parent-style-name="Standard">
      <style:text-properties officeooo:rsid="0016d1a3" officeooo:paragraph-rsid="0017d383"/>
    </style:style>
    <style:style style:name="P5" style:family="paragraph" style:parent-style-name="Standard">
      <style:text-properties officeooo:rsid="0016d1a3" officeooo:paragraph-rsid="001bec46"/>
    </style:style>
    <style:style style:name="P6" style:family="paragraph" style:parent-style-name="Standard">
      <style:text-properties officeooo:rsid="0017d383" officeooo:paragraph-rsid="0017d383"/>
    </style:style>
    <style:style style:name="P7" style:family="paragraph" style:parent-style-name="Standard">
      <style:text-properties officeooo:rsid="0017d383" officeooo:paragraph-rsid="001bec46"/>
    </style:style>
    <style:style style:name="P8" style:family="paragraph" style:parent-style-name="Standard">
      <style:text-properties officeooo:paragraph-rsid="001bec46"/>
    </style:style>
    <style:style style:name="P9" style:family="paragraph" style:parent-style-name="Standard">
      <style:text-properties style:font-name="Cantarell" fo:font-size="14pt" fo:background-color="#dddddd" style:font-size-asian="14pt" style:font-size-complex="14pt"/>
    </style:style>
    <style:style style:name="P10" style:family="paragraph" style:parent-style-name="Standard">
      <style:text-properties style:font-name="Cantarell" fo:font-size="14pt" officeooo:paragraph-rsid="001bec46" fo:background-color="#dddddd" style:font-size-asian="14pt" style:font-size-complex="14pt"/>
    </style:style>
    <style:style style:name="P11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ntarell" fo:font-size="14pt" officeooo:paragraph-rsid="001bec46" fo:background-color="#dddddd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Cantarell" fo:font-size="14pt" fo:background-color="#dddddd" style:font-size-asian="14pt" style:font-size-complex="14pt"/>
    </style:style>
    <style:style style:name="P1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Cantarell" fo:font-size="14pt" officeooo:paragraph-rsid="001bec46" fo:background-color="#dddddd" style:font-size-asian="14pt" style:font-size-complex="14pt"/>
    </style:style>
    <style:style style:name="P14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Cantarell" fo:font-size="14pt" fo:background-color="#dddddd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.9cm" fo:margin-right="-0.3cm" fo:text-indent="0cm" style:auto-text-indent="false" fo:background-color="transparent"/>
      <style:text-properties style:font-name="Cantarell" fo:font-size="14pt" officeooo:paragraph-rsid="001bec46" fo:background-color="#dddddd" style:font-size-asian="14pt" style:font-size-complex="14pt"/>
    </style:style>
    <style:style style:name="P16" style:family="paragraph" style:parent-style-name="Standard">
      <loext:graphic-properties draw:fill="none"/>
      <style:paragraph-properties fo:margin-left="1cm" fo:margin-right="-0.3cm" fo:text-indent="0cm" style:auto-text-indent="false" fo:background-color="transparent"/>
      <style:text-properties style:font-name="Cantarell" fo:font-size="14pt" officeooo:paragraph-rsid="001bec46" fo:background-color="#dddddd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.9cm" fo:margin-right="0cm" fo:text-indent="0cm" style:auto-text-indent="false" fo:background-color="transparent"/>
      <style:text-properties style:font-name="Cantarell" fo:font-size="14pt" officeooo:rsid="0017d383" officeooo:paragraph-rsid="001bec46" fo:background-color="#dddddd" style:font-size-asian="14pt" style:font-size-complex="14pt"/>
    </style:style>
    <style:style style:name="P18" style:family="paragraph" style:parent-style-name="Table_20_Contents">
      <style:text-properties style:font-name="Droid Sans Mono" fo:font-size="10.5pt" officeooo:rsid="001696d9" officeooo:paragraph-rsid="001696d9"/>
    </style:style>
    <style:style style:name="P19" style:family="paragraph" style:parent-style-name="Table_20_Contents">
      <style:text-properties style:font-name="Droid Sans Mono" fo:font-size="10.5pt" officeooo:rsid="001696d9" officeooo:paragraph-rsid="001bec46"/>
    </style:style>
    <style:style style:name="P20" style:family="paragraph" style:parent-style-name="Table_20_Contents">
      <style:text-properties style:font-name="Droid Sans Mono" fo:font-size="10.5pt" officeooo:rsid="0016d1a3" officeooo:paragraph-rsid="0016d1a3"/>
    </style:style>
    <style:style style:name="P21" style:family="paragraph" style:parent-style-name="Table_20_Contents">
      <style:text-properties style:font-name="Droid Sans Mono" fo:font-size="10.5pt" officeooo:rsid="0016d1a3" officeooo:paragraph-rsid="0017d383"/>
    </style:style>
    <style:style style:name="P22" style:family="paragraph" style:parent-style-name="Table_20_Contents">
      <style:text-properties style:font-name="Droid Sans Mono" fo:font-size="10.5pt" officeooo:rsid="0016d1a3" officeooo:paragraph-rsid="001bec46"/>
    </style:style>
    <style:style style:name="P23" style:family="paragraph" style:parent-style-name="Table_20_Contents">
      <style:text-properties style:font-name="Droid Sans Mono" fo:font-size="10.5pt" officeooo:rsid="0017d383" officeooo:paragraph-rsid="0017d383"/>
    </style:style>
    <style:style style:name="P24" style:family="paragraph" style:parent-style-name="Table_20_Contents">
      <style:text-properties style:font-name="Droid Sans Mono" fo:font-size="10.5pt" officeooo:rsid="0017d383" officeooo:paragraph-rsid="001bec46"/>
    </style:style>
    <style:style style:name="P25" style:family="paragraph" style:parent-style-name="Table_20_Contents">
      <style:text-properties style:font-name="Droid Sans Mono" fo:font-size="10.5pt" officeooo:rsid="0018cced" officeooo:paragraph-rsid="001a954c"/>
    </style:style>
    <style:style style:name="P26" style:family="paragraph" style:parent-style-name="Table_20_Contents">
      <style:text-properties style:font-name="Droid Sans Mono" fo:font-size="10.5pt" officeooo:rsid="0018cced" officeooo:paragraph-rsid="001bec46"/>
    </style:style>
    <style:style style:name="P27" style:family="paragraph" style:parent-style-name="Table_20_Contents">
      <style:text-properties officeooo:paragraph-rsid="001696d9"/>
    </style:style>
    <style:style style:name="P28" style:family="paragraph" style:parent-style-name="Table_20_Contents">
      <style:text-properties officeooo:paragraph-rsid="0018cced"/>
    </style:style>
    <style:style style:name="P29" style:family="paragraph" style:parent-style-name="Table_20_Contents">
      <style:text-properties officeooo:rsid="0018cced" officeooo:paragraph-rsid="0018cced"/>
    </style:style>
    <style:style style:name="P30" style:family="paragraph" style:parent-style-name="Table_20_Contents">
      <style:text-properties officeooo:rsid="0018cced" officeooo:paragraph-rsid="001bec46"/>
    </style:style>
    <style:style style:name="P31" style:family="paragraph" style:parent-style-name="Table_20_Contents">
      <style:text-properties officeooo:paragraph-rsid="001a954c"/>
    </style:style>
    <style:style style:name="P32" style:family="paragraph" style:parent-style-name="Table_20_Contents">
      <style:text-properties officeooo:paragraph-rsid="001bec46"/>
    </style:style>
    <style:style style:name="P33" style:family="paragraph" style:parent-style-name="Table_20_Contents" style:list-style-name="L3">
      <loext:graphic-properties draw:fill="none"/>
      <style:paragraph-properties fo:margin-left="1.499cm" fo:margin-right="0cm" fo:orphans="0" fo:widows="0" fo:text-indent="-1.3cm" style:auto-text-indent="false" fo:background-color="transparent" text:number-lines="false" text:line-number="0"/>
      <style:text-properties style:font-name="Droid Sans Mono" fo:font-size="10.5pt"/>
    </style:style>
    <style:style style:name="P34" style:family="paragraph" style:parent-style-name="Table_20_Contents" style:list-style-name="L4">
      <loext:graphic-properties draw:fill="none"/>
      <style:paragraph-properties fo:margin-left="1.499cm" fo:margin-right="0cm" fo:orphans="0" fo:widows="0" fo:text-indent="-1.401cm" style:auto-text-indent="false" fo:background-color="transparent" text:number-lines="false" text:line-number="0"/>
      <style:text-properties style:font-name="Droid Sans Mono" fo:font-size="10.5pt" officeooo:paragraph-rsid="001bec46"/>
    </style:style>
    <style:style style:name="T1" style:family="text">
      <style:text-properties fo:color="#569cd6" loext:opacity="100%"/>
    </style:style>
    <style:style style:name="T2" style:family="text">
      <style:text-properties style:font-name="Droid Sans Mono" fo:font-size="10.5pt"/>
    </style:style>
    <style:style style:name="T3" style:family="text">
      <style:text-properties style:font-name="Droid Sans Mono" fo:font-size="10.5pt" officeooo:rsid="001696d9"/>
    </style:style>
    <style:style style:name="T4" style:family="text">
      <style:text-properties style:font-name="Droid Sans Mono" fo:font-size="10.5pt" officeooo:rsid="0018cced"/>
    </style:style>
    <style:style style:name="T5" style:family="text">
      <style:text-properties style:font-name="Droid Sans Mono" fo:font-size="10.5pt" officeooo:rsid="001a954c"/>
    </style:style>
    <style:style style:name="T6" style:family="text">
      <style:text-properties officeooo:rsid="0017d383"/>
    </style:style>
    <style:style style:name="T7" style:family="text">
      <style:text-properties fo:color="#000000" loext:opacity="100%" style:font-name="Droid Sans Mono" fo:font-size="10.5pt" officeooo:rsid="0018cced"/>
    </style:style>
    <style:style style:name="T8" style:family="text">
      <style:text-properties officeooo:rsid="001a954c"/>
    </style:style>
    <style:style style:name="T9" style:family="text">
      <style:text-properties fo:language="en" fo:country="US"/>
    </style:style>
    <style:style style:name="T10" style:family="text">
      <style:text-properties officeooo:rsid="001bec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3010450488" text:style-name="L3">
              <text:list-item>
                <text:p text:style-name="P33"/>
              </text:list-item>
            </text:list>
          </table:table-cell>
          <table:table-cell table:style-name="Table1.A1" table:number-columns-spanned="2" office:value-type="string">
            <text:p text:style-name="P18">Создайте пустую папку <text:span text:style-name="T10">first_server</text:span> и откройт ее в VScode</text:p>
          </table:table-cell>
          <table:covered-table-cell/>
        </table:table-row>
        <table:table-row table:style-name="TableLine94145978018608">
          <table:table-cell table:style-name="Table1.A2" office:value-type="string">
            <text:list xml:id="list215715608976172" text:continue-numbering="true" text:style-name="L3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18">Инциализируйте npm,</text:p>
            <text:p text:style-name="P27"><text:span text:style-name="T3">в папке появится новый файл </text:span>package.json</text:p>
          </table:table-cell>
          <table:table-cell table:style-name="Table1.A2" office:value-type="string">
            <text:p text:style-name="Standard">npm init</text:p>
          </table:table-cell>
        </table:table-row>
        <table:table-row table:style-name="TableLine94145978018608">
          <table:table-cell table:style-name="Table1.A2" office:value-type="string">
            <text:list xml:id="list215715563135797" text:continue-numbering="true" text:style-name="L3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20">Добавте в папку новый файл index.js, откройте его и добавьте следующий код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>Распологайте код как показанно в образце. Отформатируйте код с помощью команды Format Document (Ctr+Shift+I)</text:p>
          </table:table-cell>
          <table:table-cell table:style-name="Table1.A2" office:value-type="string">
            <text:p text:style-name="P9">const express = require('express')</text:p>
            <text:p text:style-name="P9">const app = express()</text:p>
            <text:p text:style-name="P9">const port = 4520; </text:p>
            <text:p text:style-name="P9">app.listen(port, () =&gt; {</text:p>
            <text:p text:style-name="P12">console.log(`Server at http://localhost:${port}/`);</text:p>
            <text:p text:style-name="P9">});</text:p>
            <text:p text:style-name="P9">app.get('/', (request, response) =&gt; {</text:p>
            <text:p text:style-name="P14">response.send("Hello from server");</text:p>
            <text:p text:style-name="P9">})</text:p>
          </table:table-cell>
        </table:table-row>
        <table:table-row table:style-name="TableLine94145978018608">
          <table:table-cell table:style-name="Table1.A2" office:value-type="string">
            <text:list xml:id="list215714580603328" text:continue-numbering="true" text:style-name="L3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20">Так как в первой строчке кода у<text:span text:style-name="T10">к</text:span>азанно, что вы собираетесь использовать <text:s/>пакет express установите его</text:p>
          </table:table-cell>
          <table:table-cell table:style-name="Table1.A2" office:value-type="string">
            <text:p text:style-name="P3">npm install express</text:p>
          </table:table-cell>
        </table:table-row>
        <table:table-row table:style-name="TableLine94145978018608">
          <table:table-cell table:style-name="Table1.A2" office:value-type="string">
            <text:list xml:id="list215715551064777" text:continue-numbering="true" text:style-name="L3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21">С помощью терминала запустите код, если не произошло ошибок, то вы должны увидеть в терминале </text:p>
            <text:p text:style-name="P21">Server at http://localhost:4780/</text:p>
          </table:table-cell>
          <table:table-cell table:style-name="Table1.A2" office:value-type="string">
            <text:p text:style-name="P3">node index.js</text:p>
          </table:table-cell>
        </table:table-row>
        <table:table-row table:style-name="TableLine94145978018608">
          <table:table-cell table:style-name="Table1.A2" office:value-type="string">
            <text:list xml:id="list215714018290568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20">Откройте любой броузер с адресом <text:a xlink:type="simple" xlink:href="http://localhost:4520/" text:style-name="Internet_20_link" text:visited-style-name="Visited_20_Internet_20_Link">http://localhost:4520/</text:a> если ошибок нет, вы должны увидеть результат <text:s/>Hello from server, то что сервер возвращает в методе app.get('/', ... response.send</text:p>
          </table:table-cell>
          <table:covered-table-cell/>
        </table:table-row>
        <table:table-row table:style-name="TableLine94145978018608">
          <table:table-cell table:style-name="Table1.A2" office:value-type="string">
            <text:list xml:id="list215715697482837" text:continue-numbering="true" text:style-name="L3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23">Остановите работу программы, предварительно перейдя натерминал</text:p>
          </table:table-cell>
          <table:table-cell table:style-name="Table1.A2" office:value-type="string">
            <text:p text:style-name="P6">Ctrl + C</text:p>
          </table:table-cell>
        </table:table-row>
        <table:table-row table:style-name="TableLine94145978018608">
          <table:table-cell table:style-name="Table1.A2" office:value-type="string">
            <text:list xml:id="list215714935614001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23">Добавьте следующий код перед app.listen</text:p>
            <text:p text:style-name="P16">const expressOasGenerator = require('express-oas-generator');</text:p>
            <text:p text:style-name="P16"><text:span text:style-name="T6">expressOasGenerator.init(app, {}); </text:span></text:p>
          </table:table-cell>
          <table:covered-table-cell/>
        </table:table-row>
        <table:table-row table:style-name="TableLine94145978018608">
          <table:table-cell table:style-name="Table1.A2" office:value-type="string">
            <text:list xml:id="list215715646743935" text:continue-numbering="true" text:style-name="L3">
              <text:list-item>
                <text:p text:style-name="P33"/>
              </text:list-item>
            </text:list>
          </table:table-cell>
          <table:table-cell table:style-name="Table1.A2" office:value-type="string">
            <text:p text:style-name="P23">С помощью этого кода вы собираетесь использовать пакет express-oas-generator', установите его</text:p>
          </table:table-cell>
          <table:table-cell table:style-name="Table1.A2" office:value-type="string">
            <text:p text:style-name="P4">npm install <text:s/>express-oas-generator</text:p>
          </table:table-cell>
        </table:table-row>
        <table:table-row table:style-name="TableLine94145978018608">
          <table:table-cell table:style-name="Table1.A2" office:value-type="string">
            <text:list xml:id="list215715515394133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21">Откройте любой броузер с адресом <text:a xlink:type="simple" xlink:href="http://localhost:4520/api-docs/" text:style-name="Internet_20_link" text:visited-style-name="Visited_20_Internet_20_Link">http://localhost:4520/api-docs/</text:a> <text:span text:style-name="T6">если ошибки не произошло, вы должны увидеть swagger страницу </text:span></text:p>
          </table:table-cell>
          <table:covered-table-cell/>
        </table:table-row>
        <table:table-row table:style-name="TableLine94145978018608">
          <table:table-cell table:style-name="Table1.A2" office:value-type="string">
            <text:list xml:id="list215715601922221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28"><text:span text:style-name="T4">Добавьте новую точку доступа с адресом “/random”, возвратите из нее любое целое число в диапозоне от 0 до 99. Используйте поисковик, что бы найти как это сделать на JavaScript</text:span></text:p>
            <text:p text:style-name="P28"><text:span text:style-name="T4">(</text:span><text:span text:style-name="T7">JavaScript random</text:span><text:span text:style-name="T4">) </text:span></text:p>
            <text:p text:style-name="P29"><text:span text:style-name="T4">Э</text:span><text:span text:style-name="T2">то может вызвать ошибку, даже при правильном исполнении, попытайтесь ее решить, если не получится, спросите :)</text:span></text:p>
          </table:table-cell>
          <table:covered-table-cell/>
        </table:table-row>
        <table:table-row table:style-name="Table1.12">
          <table:table-cell table:style-name="Table1.A2" office:value-type="string">
            <text:list xml:id="list215715806812408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25">Добавте новую точку доступа с адресом “/<text:span text:style-name="T8">repeat</text:span>” <text:span text:style-name="T8">и на ее вызов отсылайте строку, которая содержит фразу “Hello from server ” 150 раз. </text:span></text:p>
            <text:p text:style-name="P25"><text:span text:style-name="T8">Используйте цикл for и повторите действие присвоения (+=) 150 раз</text:span></text:p>
          </table:table-cell>
          <table:covered-table-cell/>
        </table:table-row>
        <table:table-row table:style-name="Table1.12">
          <table:table-cell table:style-name="Table1.A2" office:value-type="string">
            <text:list xml:id="list215714995347349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25">Добавте новую точку доступа с адресом “/<text:span text:style-name="T8">even</text:span>” <text:span text:style-name="T8">и на ее вызов отсылайте строку, которая содержит </text:span><text:s/>все чётные числа от 2 до 20</text:p>
          </table:table-cell>
          <table:covered-table-cell/>
        </table:table-row>
        <table:table-row table:style-name="Table1.14">
          <table:table-cell table:style-name="Table1.A2" office:value-type="string">
            <text:list xml:id="list215713863868337" text:continue-numbering="true" text:style-name="L3">
              <text:list-item>
                <text:p text:style-name="P33"/>
              </text:list-item>
            </text:list>
          </table:table-cell>
          <table:table-cell table:style-name="Table1.A2" table:number-columns-spanned="2" office:value-type="string">
            <text:p text:style-name="P31"><text:span text:style-name="T4">Добавте новую точку доступа с адресом “/</text:span><text:span text:style-name="T9">odd</text:span><text:span text:style-name="T4">” </text:span><text:span text:style-name="T5">и на ее вызов отсылайте строку, которая содержит </text:span><text:span text:style-name="T4"><text:s/>все </text:span><text:span text:style-name="T5">не</text:span><text:span text:style-name="T4">чётные числа от 2 до 20</text:span></text:p>
          </table:table-cell>
          <table:covered-table-cell/>
        </table:table-row>
      </table:table>
      <text:p text:style-name="P1"><text:span text:style-name="T1"/></text:p>
      <text:p text:style-name="P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45899718224">
          <table:table-cell table:style-name="Table2.A1" office:value-type="string">
            <text:list xml:id="list257120387" text:style-name="L4">
              <text:list-item>
                <text:p text:style-name="P34"/>
              </text:list-item>
            </text:list>
          </table:table-cell>
          <table:table-cell table:style-name="Table2.A1" table:number-columns-spanned="2" office:value-type="string">
            <text:p text:style-name="P19">Создайте пустую папку и откройт ее в VScode</text:p>
          </table:table-cell>
          <table:covered-table-cell/>
        </table:table-row>
        <table:table-row table:style-name="TableLine94145899718224">
          <table:table-cell table:style-name="Table2.A2" office:value-type="string">
            <text:list xml:id="list215714663552779" text:continue-numbering="true" text:style-name="L4">
              <text:list-item>
                <text:p text:style-name="P34"/>
              </text:list-item>
            </text:list>
          </table:table-cell>
          <table:table-cell table:style-name="Table2.A2" office:value-type="string">
            <text:p text:style-name="P19">Инциализируйте npm,</text:p>
            <text:p text:style-name="P32"><text:span text:style-name="T3">в папке появится новый файл </text:span>package.json</text:p>
          </table:table-cell>
          <table:table-cell table:style-name="Table2.A2" office:value-type="string">
            <text:p text:style-name="P8">npm init</text:p>
          </table:table-cell>
        </table:table-row>
        <table:table-row table:style-name="TableLine94145899718224">
          <table:table-cell table:style-name="Table2.A2" office:value-type="string">
            <text:list xml:id="list215715444149209" text:continue-numbering="true" text:style-name="L4">
              <text:list-item>
                <text:p text:style-name="P34"/>
              </text:list-item>
            </text:list>
          </table:table-cell>
          <table:table-cell table:style-name="Table2.A2" office:value-type="string">
            <text:p text:style-name="P22">Добавте в папку новый файл index.js, откройте его и добавьте следующий код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Распологайте код как показанно в образце. Отформатируйте код с помощью команды Format Document (Ctr+Shift+I)</text:p>
          </table:table-cell>
          <table:table-cell table:style-name="Table2.A2" office:value-type="string">
            <text:p text:style-name="P10">const express = require('express')</text:p>
            <text:p text:style-name="P10">const app = express()</text:p>
            <text:p text:style-name="P10">const port = 4520; </text:p>
            <text:p text:style-name="P10">app.listen(port, () =&gt; {</text:p>
            <text:p text:style-name="P11">console.log(`Server at http://localhost:${port}/`);</text:p>
            <text:p text:style-name="P10">});</text:p>
            <text:p text:style-name="P10">app.get('/', (request, response) =&gt; {</text:p>
            <text:p text:style-name="P13">response.send("Hello from server");</text:p>
            <text:p text:style-name="P10">})</text:p>
          </table:table-cell>
        </table:table-row>
        <table:table-row table:style-name="TableLine94145899718224">
          <table:table-cell table:style-name="Table2.A2" office:value-type="string">
            <text:list xml:id="list215714815094151" text:continue-numbering="true" text:style-name="L4">
              <text:list-item>
                <text:p text:style-name="P34"/>
              </text:list-item>
            </text:list>
          </table:table-cell>
          <table:table-cell table:style-name="Table2.A2" office:value-type="string">
            <text:p text:style-name="P22">Так как в первой строчке кода улазанно, что вы собираетесь использовать <text:s/>пакет express установите его</text:p>
          </table:table-cell>
          <table:table-cell table:style-name="Table2.A2" office:value-type="string">
            <text:p text:style-name="P5">npm install express</text:p>
          </table:table-cell>
        </table:table-row>
        <table:table-row table:style-name="TableLine94145899718224">
          <table:table-cell table:style-name="Table2.A2" office:value-type="string">
            <text:list xml:id="list215715715616587" text:continue-numbering="true" text:style-name="L4">
              <text:list-item>
                <text:p text:style-name="P34"/>
              </text:list-item>
            </text:list>
          </table:table-cell>
          <table:table-cell table:style-name="Table2.A2" office:value-type="string">
            <text:p text:style-name="P22">С помощью терминала запустите код, если не произошло ошибок, то вы должны увидеть в терминале </text:p>
            <text:p text:style-name="P22">Server running at http://localhost:4780/</text:p>
          </table:table-cell>
          <table:table-cell table:style-name="Table2.A2" office:value-type="string">
            <text:p text:style-name="P5">node index.js</text:p>
          </table:table-cell>
        </table:table-row>
        <table:table-row table:style-name="TableLine94145899718224">
          <table:table-cell table:style-name="Table2.A2" office:value-type="string">
            <text:list xml:id="list215715431615341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22">Откройте любой броузер с адресом <text:a xlink:type="simple" xlink:href="http://localhost:4520/" text:style-name="Internet_20_link" text:visited-style-name="Visited_20_Internet_20_Link">http://localhost:4520/</text:a> если ошибок нет, вы должны увидеть результат <text:s/>Hello from server, то что сервер возвращает в методе app.get('/', ... response.send</text:p>
          </table:table-cell>
          <table:covered-table-cell/>
        </table:table-row>
        <table:table-row table:style-name="TableLine94145899718224">
          <table:table-cell table:style-name="Table2.A2" office:value-type="string">
            <text:list xml:id="list215715231538746" text:continue-numbering="true" text:style-name="L4">
              <text:list-item>
                <text:p text:style-name="P34"/>
              </text:list-item>
            </text:list>
          </table:table-cell>
          <table:table-cell table:style-name="Table2.A2" office:value-type="string">
            <text:p text:style-name="P24">Остановите работу программы, предварительно перейдя натерминал</text:p>
          </table:table-cell>
          <table:table-cell table:style-name="Table2.A2" office:value-type="string">
            <text:p text:style-name="P7">Ctrl + C</text:p>
          </table:table-cell>
        </table:table-row>
        <table:table-row table:style-name="TableLine94145899718224">
          <table:table-cell table:style-name="Table2.A2" office:value-type="string">
            <text:list xml:id="list215715066927021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24">Добавьте следующий код перед app.listen</text:p>
            <text:p text:style-name="P15">const expressOasGenerator = require('express-oas-generator');</text:p>
            <text:p text:style-name="P17">expressOasGenerator.init(app, {}); </text:p>
          </table:table-cell>
          <table:covered-table-cell/>
        </table:table-row>
        <table:table-row table:style-name="TableLine94145899718224">
          <table:table-cell table:style-name="Table2.A2" office:value-type="string">
            <text:list xml:id="list215714459212161" text:continue-numbering="true" text:style-name="L4">
              <text:list-item>
                <text:p text:style-name="P34"/>
              </text:list-item>
            </text:list>
          </table:table-cell>
          <table:table-cell table:style-name="Table2.A2" office:value-type="string">
            <text:p text:style-name="P24">С помощью этого кода вы собираетесь использовать пакет express-oas-generator', установите его</text:p>
          </table:table-cell>
          <table:table-cell table:style-name="Table2.A2" office:value-type="string">
            <text:p text:style-name="P5">npm install <text:s/>express-oas-generator</text:p>
          </table:table-cell>
        </table:table-row>
        <table:table-row table:style-name="TableLine94145899718224">
          <table:table-cell table:style-name="Table2.A2" office:value-type="string">
            <text:list xml:id="list215715979027644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22">Откройте любой броузер с адресом <text:a xlink:type="simple" xlink:href="http://localhost:4520/api-docs/" text:style-name="Internet_20_link" text:visited-style-name="Visited_20_Internet_20_Link">http://localhost:4520/api-docs/</text:a> <text:span text:style-name="T6">если ошибки не произошло, вы должны увидеть swagger страницу </text:span></text:p>
          </table:table-cell>
          <table:covered-table-cell/>
        </table:table-row>
        <table:table-row table:style-name="TableLine94145899718224">
          <table:table-cell table:style-name="Table2.A2" office:value-type="string">
            <text:list xml:id="list215715168350368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32"><text:span text:style-name="T4">Добавьте новую точку доступа с адресом “/random”, возвратите из нее любое целое число в диапозоне от 0 до 99. Используйте поисковик, что бы найти как это сделать на JavaScript</text:span></text:p>
            <text:p text:style-name="P32"><text:span text:style-name="T4">(</text:span><text:span text:style-name="T7">JavaScript random</text:span><text:span text:style-name="T4">) </text:span></text:p>
            <text:p text:style-name="P30"><text:span text:style-name="T2">Это может вызвать ошибку, даже при правильном исполнении, попытайтесь ее решить, если не получится, спросите :)</text:span></text:p>
          </table:table-cell>
          <table:covered-table-cell/>
        </table:table-row>
        <table:table-row table:style-name="Table2.12">
          <table:table-cell table:style-name="Table2.A2" office:value-type="string">
            <text:list xml:id="list215714256571361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26">Добавте новую точку доступа с адресом “/<text:span text:style-name="T8">repeat</text:span>” <text:span text:style-name="T8">и на ее вызов отсылайте строку, которая содержит фразу “Hello from server ” 150 раз. </text:span></text:p>
            <text:p text:style-name="P26"><text:span text:style-name="T8">Используйте цикл for и повторите действие присвоения (+=) 150 раз</text:span></text:p>
          </table:table-cell>
          <table:covered-table-cell/>
        </table:table-row>
        <table:table-row table:style-name="Table2.12">
          <table:table-cell table:style-name="Table2.A2" office:value-type="string">
            <text:list xml:id="list215714809753985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26">Добавте новую точку доступа с адресом “/<text:span text:style-name="T8">even</text:span>” <text:span text:style-name="T8">и на ее вызов отсылайте строку, которая содержит </text:span><text:s/>все чётные числа от 2 до 20</text:p>
          </table:table-cell>
          <table:covered-table-cell/>
        </table:table-row>
        <table:table-row table:style-name="Table2.12">
          <table:table-cell table:style-name="Table2.A2" office:value-type="string">
            <text:list xml:id="list215715538903134" text:continue-numbering="true" text:style-name="L4">
              <text:list-item>
                <text:p text:style-name="P34"/>
              </text:list-item>
            </text:list>
          </table:table-cell>
          <table:table-cell table:style-name="Table2.A2" table:number-columns-spanned="2" office:value-type="string">
            <text:p text:style-name="P32"><text:span text:style-name="T4">Добавте новую точку доступа с адресом “/</text:span><text:span text:style-name="T9">odd</text:span><text:span text:style-name="T4">” </text:span><text:span text:style-name="T5">и на ее вызов отсылайте строку, которая содержит </text:span><text:span text:style-name="T4"><text:s/>все </text:span><text:span text:style-name="T5">не</text:span><text:span text:style-name="T4">чётные числа от 2 до 20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v" fo:country="LV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1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686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20:53:49.377106422</meta:creation-date>
    <meta:print-date>2021-08-10T21:56:21.561064208</meta:print-date>
    <dc:date>2021-08-10T21:57:13.640378320</dc:date>
    <meta:editing-duration>PT4M34S</meta:editing-duration>
    <meta:editing-cycles>1</meta:editing-cycles>
    <meta:document-statistic meta:table-count="2" meta:image-count="0" meta:object-count="0" meta:page-count="2" meta:paragraph-count="100" meta:word-count="646" meta:character-count="4429" meta:non-whitespace-character-count="3861"/>
    <meta:generator>LibreOffice/7.0.4.2$Linux_X86_64 LibreOffice_project/00$Build-2</meta:generator>
  </office:meta>
</office:document-meta>
</file>